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5" style:family="paragraph" style:parent-style-name="Text_20_body">
      <style:text-properties fo:color="#0000ff" style:font-name="Arial" fo:font-size="10pt" style:font-size-asian="10pt" style:font-size-complex="10pt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Arial"/>
    </style:style>
    <style:style style:name="P8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280099" style:font-name="Arial" fo:font-size="20pt" style:font-size-asian="20pt" style:font-size-complex="20pt"/>
    </style:style>
    <style:style style:name="P10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Arial" fo:font-size="10pt" style:font-size-asian="10pt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0pt" style:font-size-asian="10pt" style:font-size-complex="10pt"/>
    </style:style>
    <style:style style:name="T9" style:family="text">
      <style:text-properties fo:font-variant="normal" fo:text-transform="none" fo:letter-spacing="normal" fo:font-style="normal" fo:font-weight="bold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órum Internacional Software Livre cadastra voluntários da área de comunicação</text:p>
      <text:p text:style-name="P8">Além de realizar a cobertura de oficinas e assuntos pela área de interesse dos inscritos, haverá a produção de uma revista colaborativa durante o evento, coordenada pelo ativista e editor João Fernando Costa Júnior.</text:p>
      <text:p text:style-name="P7">Estão abertas as inscrições para a cobertura editorial da 14<text:span text:style-name="T6">a</text:span> edição do Fórum Internacional Software Livre (fisl14), que ocorre em Porto Alegre entre os dias 03 e 06 de julho, no Centro de Eventos da PUCRS. Todos os anos, a cobertura é feita colaborativamente, dando oportunidade de estudantes participarem e contribuírem com reportagens para os meios de comunicação do FISL.</text:p>
      <text:p text:style-name="P1">Os voluntários participam de um treinamento antes do evento, no qual aprendem conteúdos de software livre e cultura livre. Nos dias do evento, os colaboradores permanecem junto à equipe de profissionais no Grupo de Trabalho (GT) Comunicação do evento, trocando informações e produzindo material para o Fórum. São realizadas reuniões de pauta diárias com a assessoria de imprensa do evento e a equipe de fotojornalismo. Os assuntos abordados e o foco das notícias produzidas são discutidos em grupo, estimulando o aprofundamento nos conceitos de liberdade e defendidas pelo FISL. <text:s text:c="3"/></text:p>
      <text:p text:style-name="P1"/>
      <text:p text:style-name="P1">Além da cobertura tradicional, o fisl14 promoverá uma atividade especial: o ativista e editor João Fernando Costa Júnior, da revista Espírito Livre, promoverá uma oficina aberta de diagramação com o uso de softwares livres, a partir da qual o material apurado no evento, entre textos e fotos, será usado na produção de uma revista do Fórum, creditada aos colaboradores responsáveis pela cobertura.<text:span text:style-name="T1"> </text:span></text:p>
      <text:p text:style-name="P1"/>
      <text:p text:style-name="P2"><text:span text:style-name="T4">Para participar é preciso enviar um breve currículo para a equipe de comunicação do fisl14 pelo e-mail </text:span><text:a xlink:type="simple" xlink:href="mailto:comunicacao@softwarelivre.org"><text:span text:style-name="T4">comunicacao@softwarelivre.org</text:span></text:a><text:span text:style-name="T4"> e sinalizar em qual área gostaria de colaborar na cobertura editorial: TV, rádio, portal ou mídias sociais. Haverá um processo seletivo e cada participante aprovado terá direito a inscrição gratuita no evento e receberá um certificado de participação, que é aceito como comprovação de atividades complementares pelas principais universidades do país. </text:span></text:p>
      <text:p text:style-name="P1"/>
      <text:p text:style-name="P3"><text:span text:style-name="Strong_20_Emphasis"><text:span text:style-name="T7">S</text:span></text:span><text:span text:style-name="Strong_20_Emphasis"><text:span text:style-name="T7">obre o Fórum Internacional Software Livre (</text:span></text:span><text:span text:style-name="Strong_20_Emphasis"><text:span text:style-name="T7">FISL</text:span></text:span><text:span text:style-name="Strong_20_Emphasis"><text:span text:style-name="T7">)</text:span></text:span></text:p>
      <text:p text:style-name="P4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Standard"><text:span text:style-name="Strong_20_Emphasis"><text:span text:style-name="T8"/></text:span></text:p>
      <text:p text:style-name="Standard"><text:span text:style-name="Strong_20_Emphasis"><text:span text:style-name="T8">Porto Alegre, </text:span></text:span><text:span text:style-name="Strong_20_Emphasis"><text:span text:style-name="T8">22</text:span></text:span><text:span text:style-name="Strong_20_Emphasis"><text:span text:style-name="T8"> de maio</text:span></text:span><text:span text:style-name="Strong_20_Emphasis"><text:span text:style-name="T8"> de 2013</text:span></text:span></text:p>
      <text:p text:style-name="Text_20_body"><text:span text:style-name="Strong_20_Emphasis"><text:span text:style-name="T8"/></text:span></text:p>
      <text:p text:style-name="P10"><text:span text:style-name="T9">Núcleo de Atendimento 1</text:span><text:span text:style-name="T9">4</text:span><text:span text:style-name="T9">° Fórum Internacional Software Livre</text:span><text:span text:style-name="T11"><text:line-break/></text:span><text:span text:style-name="T10">Coordenação: </text:span><text:span text:style-name="T10">Livia Araujo</text:span><text:span text:style-name="T10"> – </text:span><text:span text:style-name="T10">livia</text:span><text:span text:style-name="T10">@enfato.com.br –</text:span><text:span text:style-name="T10"> 51 8151.</text:span><text:span text:style-name="T10">9026</text:span><text:span text:style-name="T11"><text:line-break/>Direção:Mariana Turkenicz– mariana@enfato.com.br – 51 8121.7062<text:line-break/></text:span></text:p>
      <text:p text:style-name="P10"><text:soft-page-break/><text:span text:style-name="T9">Enfato </text:span><text:span text:style-name="T9">multicomunicação</text:span></text:p>
      <text:p text:style-name="P6">+55 (51) 30.261.261</text:p>
      <text:p text:style-name="Text_20_body"><text:a xlink:type="simple" xlink:href="http://www.enfato.com.br/"><text:span text:style-name="T3">www.enfato.com.br</text:span></text:a><text:span text:style-name="T5"> </text:span></text:p>
      <text:p text:style-name="Text_20_body"><text:span text:style-name="T5">Twitter: </text:span><text:a xlink:type="simple" xlink:href="http://www.twitter.com/enfato"><text:span text:style-name="T3">@enfato</text:span></text:a></text:p>
      <text:p text:style-name="P6">Facebook: <text:span text:style-name="T2">enfatomulticomunicacao</text:span></text:p>
      <text:p text:style-name="P5">Empresa filiada à Abraco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0:33:24.38</meta:creation-date>
    <dc:date>2013-06-07T11:48:42.06</dc:date>
    <meta:editing-duration>PT3H30M53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16" meta:word-count="505" meta:character-count="3367" meta:non-whitespace-character-count="2869"/>
  </office:meta>
</office:document-meta>
</file>